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879f1" officeooo:paragraph-rsid="000879f1"/>
    </style:style>
    <style:style style:name="P2" style:family="paragraph" style:parent-style-name="Text_20_body">
      <style:text-properties officeooo:rsid="000879f1" officeooo:paragraph-rsid="000879f1"/>
    </style:style>
    <style:style style:name="P3" style:family="paragraph" style:parent-style-name="Text_20_body" style:list-style-name="L1">
      <style:text-properties officeooo:rsid="000879f1" officeooo:paragraph-rsid="000879f1"/>
    </style:style>
    <style:style style:name="P4" style:family="paragraph" style:parent-style-name="Text_20_body" style:list-style-name="L2">
      <style:text-properties officeooo:rsid="000879f1" officeooo:paragraph-rsid="000879f1"/>
    </style:style>
    <style:style style:name="P5" style:family="paragraph" style:parent-style-name="Text_20_body">
      <style:text-properties officeooo:paragraph-rsid="000879f1"/>
    </style:style>
    <style:style style:name="P6" style:family="paragraph" style:parent-style-name="Text_20_body" style:list-style-name="L2">
      <style:text-properties officeooo:rsid="00099e9c" officeooo:paragraph-rsid="00099e9c"/>
    </style:style>
    <style:style style:name="P7" style:family="paragraph" style:parent-style-name="Text_20_body">
      <style:text-properties fo:font-size="16pt" style:text-underline-style="none" officeooo:paragraph-rsid="000879f1" style:font-size-asian="16pt" style:font-size-complex="16pt"/>
    </style:style>
    <style:style style:name="P8" style:family="paragraph" style:parent-style-name="Heading_20_1">
      <style:text-properties officeooo:rsid="000879f1" officeooo:paragraph-rsid="000879f1"/>
    </style:style>
    <style:style style:name="T1" style:family="text">
      <style:text-properties officeooo:rsid="000879f1"/>
    </style:style>
    <style:style style:name="T2" style:family="text">
      <style:text-properties officeooo:rsid="00099e9c"/>
    </style:style>
    <style:style style:name="T3" style:family="text">
      <style:text-properties style:text-underline-style="solid" style:text-underline-width="auto" style:text-underline-color="font-color" officeooo:rsid="000879f1"/>
    </style:style>
    <style:style style:name="T4" style:family="text">
      <style:text-properties fo:font-size="16pt" officeooo:rsid="000879f1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officeooo:rsid="000879f1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review</text:p>
      <text:p text:style-name="P2"/>
      <text:h text:style-name="P8" text:outline-level="1">Sprint 0</text:h>
      <text:h text:style-name="P8" text:outline-level="1">Sprint 1</text:h>
      <text:h text:style-name="P8" text:outline-level="1">Sprint 2</text:h>
      <text:p text:style-name="P5"><text:tab/><text:span text:style-name="T5">Ce qui a été dans ce sprint :</text:span><text:span text:style-name="T1"> </text:span></text:p>
      <text:list xml:id="list1878259531" text:style-name="L1">
        <text:list-item>
          <text:p text:style-name="P3">ajout du score</text:p>
        </text:list-item>
        <text:list-item>
          <text:p text:style-name="P3">ajout des vies</text:p>
        </text:list-item>
        <text:list-item>
          <text:p text:style-name="P3">déplacement du monstre vers le héro avec l’algorithme a*</text:p>
        </text:list-item>
        <text:list-item>
          <text:p text:style-name="P3">rajout des bonus</text:p>
        </text:list-item>
        <text:list-item>
          <text:p text:style-name="P3">rajout des malus</text:p>
        </text:list-item>
        <text:list-item>
          <text:p text:style-name="P3">ajout de la téléportation</text:p>
        </text:list-item>
        <text:list-item>
          <text:p text:style-name="P3">ajout des monstres fantômes (passent par les mûrs)</text:p>
        </text:list-item>
        <text:list-item>
          <text:p text:style-name="P3">chargement d’un nouveau labyrinthe quand on sort du monde (après avoir pris le coffre)</text:p>
          <text:p text:style-name="P3"/>
        </text:list-item>
      </text:list>
      <text:p text:style-name="P5"/>
      <text:p text:style-name="P7"><text:tab/><text:span text:style-name="T3">Ce qui n’a pas été dans ce sprint :</text:span></text:p>
      <text:list xml:id="list3638364619" text:style-name="L2">
        <text:list-item>
          <text:p text:style-name="P4">Nous avons mis du sons dans notre jeu, cependant lors de la création du jar, le sons ne parvient pas à être chargé (même en faisant appel à getClass().getResource()) donc a revoir pour le prochain sprint</text:p>
        </text:list-item>
        <text:list-item>
          <text:p text:style-name="P4">Nous avons ajouté beaucoup de fonctionnalité qui n’avait pas été prévue de base dans ce sprint → mauvaise <text:span text:style-name="T2">gestion. Ce qui a été ajouté en plus :</text:span></text:p>
          <text:list>
            <text:list-item>
              <text:p text:style-name="P4">m<text:span text:style-name="T2">enu principal</text:span></text:p>
            </text:list-item>
            <text:list-item>
              <text:p text:style-name="P6">ajout jauge de vie (en plus des points de vie)</text:p>
            </text:list-item>
            <text:list-item>
              <text:p text:style-name="P6">ajout potion pour le héro (gagne en jauge de vie)</text:p>
            </text:list-item>
            <text:list-item>
              <text:p text:style-name="P6">différent score gagné par rapport au type de diamants</text:p>
            </text:list-item>
            <text:list-item>
              <text:p text:style-name="P6">suspension du monde (arrêt de tous les fantômes) en plus dans les bonus</text:p>
            </text:list-item>
            <text:list-item>
              <text:p text:style-name="P6">ajout de musique (→ marche que dans IntelliJ et non dans le jar)</text:p>
            </text:list-item>
            <text:list-item>
              <text:p text:style-name="P6">update ressource pour les personnages (plusieurs sprites pour plus de fluidité)</text:p>
              <text:p text:style-name="P6"><text:soft-page-break/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3:11:01.831835958</meta:creation-date>
    <dc:date>2020-11-20T13:27:06.200978172</dc:date>
    <meta:editing-duration>PT5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222" meta:character-count="1123" meta:non-whitespace-character-count="940"/>
  </office:meta>
</office:document-meta>
</file>